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35cm"/>
    </style:style>
    <style:style style:name="co3" style:family="table-column">
      <style:table-column-properties fo:break-before="auto" style:column-width="7.703cm"/>
    </style:style>
    <style:style style:name="co4" style:family="table-column">
      <style:table-column-properties fo:break-before="auto" style:column-width="10.64cm"/>
    </style:style>
    <style:style style:name="co5" style:family="table-column">
      <style:table-column-properties fo:break-before="auto" style:column-width="9.04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4.49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middle"/>
      <style:text-properties style:font-name="Verdana" fo:font-size="8pt" style:font-size-asian="8pt" style:font-size-complex="8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Verdana" fo:font-size="8pt" fo:font-weight="bold" style:font-size-asian="8pt" style:font-weight-asian="bold" style:font-size-complex="8pt" style:font-weight-complex="bold"/>
    </style:style>
    <style:style style:name="ce3" style:family="table-cell" style:parent-style-name="Default">
      <style:table-cell-properties style:vertical-align="middle"/>
      <style:text-properties style:font-name="Verdana" fo:font-size="8pt" fo:font-weight="bold" style:font-size-asian="8pt" style:font-weight-asian="bold" style:font-size-complex="8pt" style:font-weight-complex="bold"/>
    </style:style>
    <style:style style:name="ce4" style:family="table-cell" style:parent-style-name="Default">
      <style:table-cell-properties fo:wrap-option="wrap" style:vertical-align="middle"/>
      <style:text-properties style:font-name="Verdana" fo:font-size="8pt" style:font-size-asian="8pt" style:font-size-complex="8pt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Verdana" fo:font-size="8pt" fo:font-weight="bold" style:font-size-asian="8pt" style:font-weight-asian="bold" style:font-size-complex="8pt" style:font-weight-complex="bold"/>
    </style:style>
    <style:style style:name="T1" style:family="text">
      <style:text-properties style:font-name="Verdana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Mangal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Лист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4"/>
        <table:table-column table:style-name="co5" table:default-cell-style-name="ce4"/>
        <table:table-column table:style-name="co1" table:number-columns-repeated="1019" table:default-cell-style-name="ce1"/>
        <table:table-row table:style-name="ro1">
          <table:table-cell table:number-columns-repeated="1024"/>
        </table:table-row>
        <table:table-row table:style-name="ro1">
          <table:table-cell table:style-name="ce2"/>
          <table:table-cell table:style-name="ce2" office:value-type="string" calcext:value-type="string">
            <text:p>Библиотека</text:p>
          </table:table-cell>
          <table:table-cell table:style-name="ce2" office:value-type="string" calcext:value-type="string">
            <text:p>Функция</text:p>
          </table:table-cell>
          <table:table-cell table:style-name="ce5" office:value-type="string" calcext:value-type="string">
            <text:p>Описание</text:p>
          </table:table-cell>
          <table:table-cell table:style-name="ce5" office:value-type="string" calcext:value-type="string">
            <text:p>Примечание</text:p>
          </table:table-cell>
          <table:table-cell table:style-name="ce2" table:number-columns-repeated="1019"/>
        </table:table-row>
        <table:table-row table:style-name="ro2">
          <table:table-cell/>
          <table:table-cell table:style-name="ce3" office:value-type="string" calcext:value-type="string">
            <text:p>RCC_HSE_Init</text:p>
          </table:table-cell>
          <table:table-cell office:value-type="string" calcext:value-type="string">
            <text:p>void SystemClock_Config(uint8_t Quartz)</text:p>
          </table:table-cell>
          <table:table-cell office:value-type="string" calcext:value-type="string">
            <text:p>Запускает тактовый генератор с максимально возможной частотой с квацевым резонатором указываемом в скобках.</text:p>
          </table:table-cell>
          <table:table-cell office:value-type="string" calcext:value-type="string">
            <text:p>На данный момент другие частоты недоступны из за ненадобности на момент разработки.</text:p>
            <text:p>Доступны кварцы:</text:p>
            <text:p>Quartz_4,</text:p>
            <text:p>Quartz_6,</text:p>
            <text:p><text:span text:style-name="T1">Quartz_8,</text:span></text:p>
            <text:p><text:span text:style-name="T1">Quartz_10,</text:span></text:p>
            <text:p><text:span text:style-name="T1">Quartz_12,</text:span></text:p>
            <text:p><text:span text:style-name="T1">Quartz_16,</text:span></text:p>
            <text:p><text:span text:style-name="T1">Quartz_20,</text:span></text:p>
            <text:p><text:span text:style-name="T1">Quartz_24.</text:span></text:p>
            <text:p><text:span text:style-name="T1">Где цифра указывает на частоту кварцевого резонатора.</text:span>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gpio_main</text:p>
          </table:table-cell>
          <table:table-cell office:value-type="string" calcext:value-type="string">
            <text:p>void _SetPin(GPIO_TypeDef *GPIOx_Set, uint16_t GPIO_Pin_Set, bool IO_Set, uint8_t PULL_Set)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void _SetSpeed(uint8_t Speed_Set)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void _SetPull(uint8_t Pull_Set)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void _SetPinAlternate(GPIO_TypeDef *GPIOx_Set, uint16_t GPIO_Pin_Set, uint8_t Alternate_Set)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void _SetDebug_SW(void);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IO_Digital</text:p>
          </table:table-cell>
          <table:table-cell office:value-type="string" calcext:value-type="string">
            <text:p>IO_Digital(GPIO_TypeDef *GPIOx, uint16_t GPIO_Pin, bool IO, uint8_t PULL)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void digitalWrite(bool DWrite)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bool digitatRead(void)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void digitalTogglePin(void);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imers</text:p>
          </table:table-cell>
          <table:table-cell office:value-type="string" calcext:value-type="string">
            <text:p>void SysTickConfig(void)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uint32_t millis(void)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uint32_t micros(void)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void delay(uint16_t MS)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void delayMicroseconds(uint16_t US);</text:p>
          </table:table-cell>
          <table:table-cell table:number-columns-repeated="1021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30">00.00.0000</text:date>, <text:time style:data-style-name="N2" text:time-value="12:47:17.940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9-30T13:06:31.980000000</dc:date>
    <meta:editing-duration>PT10M47S</meta:editing-duration>
    <meta:editing-cycles>2</meta:editing-cycles>
    <meta:generator>LibreOffice/7.1.5.2$Windows_X86_64 LibreOffice_project/85f04e9f809797b8199d13c421bd8a2b025d52b5</meta:generator>
    <meta:document-statistic meta:table-count="1" meta:cell-count="25" meta:object-count="0"/>
  </office:meta>
</office:document-meta>
</file>